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BC3FEFCD7FF3BCCA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bitmap" draw:fill-image-name="Colorful_20_Pebbles" draw:textarea-horizontal-align="justify" draw:textarea-vertical-align="middle" draw:auto-grow-height="false" fo:min-height="2.639cm" fo:min-width="3.734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8.467cm" svg:height="5.777cm" svg:x="5.821cm" svg:y="4.9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Colorful_20_Pebbles" draw:display-name="Colorful Pebbles" xlink:href="Pictures/100000000000020000000200BC3FEFCD7FF3BCC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office:version="1.3">
  <office:meta>
    <meta:initial-creator>Regina Henschel</meta:initial-creator>
    <meta:creation-date>2020-05-27T00:58:36.036000000</meta:creation-date>
    <dc:date>2020-05-27T01:00:13.047000000</dc:date>
    <dc:creator>Regina Henschel</dc:creator>
    <meta:editing-duration>PT1M37S</meta:editing-duration>
    <meta:editing-cycles>1</meta:editing-cycles>
    <meta:generator>LOdaily_24Mai/7.0.0.0.alpha1$Windows_X86_64 LibreOffice_project/0e5e935deb0527c64865cfcc53a0421e56b74b6f</meta:generator>
    <meta:document-statistic meta:object-count="1"/>
  </office:meta>
</office:document-meta>
</file>